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Normal_20__28_Web_29_">
      <style:paragraph-properties fo:text-align="justify" style:justify-single-word="false"/>
    </style:style>
    <style:style style:name="P2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3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4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9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Tahoma" fo:font-size="12pt" style:font-size-asian="12pt" style:font-name-complex="Tahoma" style:font-size-complex="12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asian="Arial" style:font-name-complex="Ari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fo:color="#000000" style:font-name="Arial" style:font-name-complex="Arial"/>
    </style:style>
    <style:style style:name="T1" style:family="text">
      <style:text-properties style:font-name-complex="Tahoma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3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style:font-name-asian="Arial" style:font-size-asian="12pt" style:font-name-complex="Arial" style:font-size-complex="12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language="es" fo:country="AR" style:font-name-complex="Arial"/>
    </style:style>
    <style:style style:name="T8" style:family="text">
      <style:text-properties style:font-name="Arial" fo:language="es" fo:country="AR" style:font-name-asian="Arial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-complex="Arial"/>
    </style:style>
    <style:style style:name="T11" style:family="text">
      <style:text-properties style:font-name-asian="Arial"/>
    </style:style>
    <style:style style:name="T12" style:family="text">
      <style:text-properties fo:color="#000000" style:font-name="Tahoma" style:font-name-complex="Tahoma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000000" style:font-name="Arial" style:font-name-asian="Arial" style:font-name-complex="Arial"/>
    </style:style>
    <style:style style:name="T15" style:family="text">
      <style:text-properties fo:color="#000000" style:font-name="Arial" fo:font-size="12pt" style:font-size-asian="12pt" style:font-name-complex="Arial" style:font-size-complex="12pt"/>
    </style:style>
    <style:style style:name="T16" style:family="text">
      <style:text-properties fo:color="#000000" style:font-name="Arial" fo:font-size="12pt" style:font-name-asian="Arial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$n_juzgado</text:p>
      <text:p text:style-name="P1"><text:span text:style-name="T2">ACOMPAÑA</text:span><text:span text:style-name="T3"> </text:span><text:span text:style-name="T2">MANDAMIENTO</text:span><text:span text:style-name="T3"> </text:span><text:span text:style-name="T2">Y</text:span><text:span text:style-name="T3"> </text:span><text:span text:style-name="T2">REPORTE.</text:span><text:span text:style-name="T3"> </text:span><text:span text:style-name="T2">DENUNCIA</text:span><text:span text:style-name="T3"> </text:span><text:span text:style-name="T2">NUEVO</text:span><text:span text:style-name="T3"> </text:span><text:span text:style-name="T2">DOMICILIO.</text:span><text:span text:style-name="T3"> </text:span><text:span text:style-name="T2">SOLICITO</text:span><text:span text:style-name="T3"> </text:span><text:span text:style-name="T2">SE</text:span><text:span text:style-name="T3"> </text:span><text:span text:style-name="T2">LIBRE</text:span><text:span text:style-name="T3"> </text:span><text:span text:style-name="T2">MANDAMIENTO</text:span><text:span text:style-name="T3"> </text:span><text:span text:style-name="T2">CON</text:span><text:span text:style-name="T3"> </text:span><text:span text:style-name="T2">HABILITACION</text:span><text:span text:style-name="T3"> </text:span><text:span text:style-name="T2">DE</text:span><text:span text:style-name="T3"> </text:span><text:span text:style-name="T2">DIAS</text:span><text:span text:style-name="T3"> </text:span><text:span text:style-name="T2">Y</text:span><text:span text:style-name="T3"> </text:span><text:span text:style-name="T2">HORAS</text:span><text:span text:style-name="T3"> </text:span><text:span text:style-name="T2">Y</text:span><text:span text:style-name="T3"> </text:span><text:span text:style-name="T2">BAJO</text:span><text:span text:style-name="T3"> </text:span><text:span text:style-name="T2">RESPONSABILDAD</text:span><text:span text:style-name="T3"> </text:span><text:span text:style-name="T2">DE</text:span><text:span text:style-name="T3"> </text:span><text:span text:style-name="T2">LA</text:span><text:span text:style-name="T3"> </text:span><text:span text:style-name="T2">PARTE</text:span><text:span text:style-name="T3"> </text:span><text:span text:style-name="T2">ACTORA.-</text:span></text:p>
      <text:p text:style-name="P4"/>
      <text:p text:style-name="P5">Señor<text:span text:style-name="T11"> </text:span>Juez:</text:p>
      <text:p text:style-name="P11"><text:span text:style-name="T12">$abogado_descripcion</text:span><text:span text:style-name="T13">,</text:span><text:span text:style-name="T14"> </text:span><text:span text:style-name="T13">en</text:span><text:span text:style-name="T14"> </text:span><text:span text:style-name="T13">mi</text:span><text:span text:style-name="T14"> </text:span><text:span text:style-name="T13">carácter</text:span><text:span text:style-name="T14"> </text:span><text:span text:style-name="T13">de</text:span><text:span text:style-name="T14"> </text:span><text:span text:style-name="T13">apoderado</text:span><text:span text:style-name="T14"> </text:span><text:span text:style-name="T13">de</text:span><text:span text:style-name="T14"> </text:span><text:span text:style-name="T12">$nombre_empresa</text:span><text:span text:style-name="T13">.,</text:span><text:span text:style-name="T14"> </text:span><text:span text:style-name="T13">con</text:span><text:span text:style-name="T14"> </text:span><text:span text:style-name="T13">el</text:span><text:span text:style-name="T14"> </text:span><text:span text:style-name="T13">domicilio</text:span><text:span text:style-name="T14"> </text:span><text:span text:style-name="T13">constituido</text:span><text:span text:style-name="T14"> </text:span><text:span text:style-name="T13">en</text:span><text:span text:style-name="T14"> </text:span><text:span text:style-name="T13">autos</text:span><text:span text:style-name="T14"> </text:span><text:span text:style-name="T13">en</text:span><text:span text:style-name="T14"> </text:span><text:span text:style-name="T13">calle</text:span><text:span text:style-name="T14"> </text:span><text:span text:style-name="T13">48</text:span><text:span text:style-name="T14"> </text:span><text:span text:style-name="T13">Nº</text:span><text:span text:style-name="T14"> </text:span><text:span text:style-name="T13">726,</text:span><text:span text:style-name="T14"> </text:span><text:span text:style-name="T13">5º</text:span><text:span text:style-name="T14"> </text:span><text:span text:style-name="T13">Piso</text:span><text:span text:style-name="T14"> <text:s/></text:span><text:span text:style-name="T13">de</text:span><text:span text:style-name="T14"> </text:span><text:span text:style-name="T13">La</text:span><text:span text:style-name="T14"> </text:span><text:span text:style-name="T13">Plata,</text:span><text:span text:style-name="T8"> </text:span><text:span text:style-name="T7">en</text:span><text:span text:style-name="T8"> </text:span><text:span text:style-name="T7">los</text:span><text:span text:style-name="T8"> </text:span><text:span text:style-name="T7">autos</text:span><text:span text:style-name="T8"> </text:span><text:span text:style-name="T7">caratulados</text:span><text:span text:style-name="T8"> “</text:span><text:span text:style-name="T12">$nombre_empresa</text:span><text:span text:style-name="T13">.</text:span><text:span text:style-name="T14"> </text:span><text:span text:style-name="T13">c/</text:span><text:span text:style-name="T8"> <text:s text:c="16"/></text:span><text:span text:style-name="T12">$nombreCliente</text:span><text:span text:style-name="T9"> </text:span><text:span text:style-name="T13">s/</text:span><text:span text:style-name="T14"> </text:span><text:span text:style-name="T13">Cobro</text:span><text:span text:style-name="T14"> </text:span><text:span text:style-name="T13">Ejecutivo</text:span><text:span text:style-name="T14">” </text:span><text:span text:style-name="T6">a</text:span><text:span text:style-name="T9"> </text:span><text:span text:style-name="T6">V.</text:span><text:span text:style-name="T9"> </text:span><text:span text:style-name="T6">S.</text:span><text:span text:style-name="T9"> </text:span><text:span text:style-name="T6">digo:</text:span></text:p>
      <text:p text:style-name="P12"><text:s/></text:p>
      <text:p text:style-name="P8"><text:span text:style-name="T2">I.-</text:span><text:span text:style-name="T5"> </text:span><text:span text:style-name="T4">Que</text:span><text:span text:style-name="T5"> </text:span><text:span text:style-name="T4">vengo</text:span><text:span text:style-name="T5"> </text:span><text:span text:style-name="T4">por</text:span><text:span text:style-name="T5"> </text:span><text:span text:style-name="T4">el</text:span><text:span text:style-name="T5"> </text:span><text:span text:style-name="T4">presente</text:span><text:span text:style-name="T5"> </text:span><text:span text:style-name="T4">a</text:span><text:span text:style-name="T5"> </text:span><text:span text:style-name="T4">acompañar</text:span><text:span text:style-name="T5"> </text:span><text:span text:style-name="T4">mandamiento</text:span><text:span text:style-name="T5"> </text:span><text:span text:style-name="T4">diligenciado</text:span><text:span text:style-name="T5"> </text:span><text:span text:style-name="T4">con</text:span><text:span text:style-name="T5"> </text:span><text:span text:style-name="T4">carácter</text:span><text:span text:style-name="T5"> </text:span><text:span text:style-name="T4">negativo</text:span><text:span text:style-name="T5"> </text:span><text:span text:style-name="T4">y</text:span><text:span text:style-name="T5"> </text:span><text:span text:style-name="T4">reporte</text:span><text:span text:style-name="T5"> </text:span><text:span text:style-name="T4">donde</text:span><text:span text:style-name="T5"> </text:span><text:span text:style-name="T4">consta</text:span><text:span text:style-name="T5"> </text:span><text:span text:style-name="T4">nuevo</text:span><text:span text:style-name="T5"> </text:span><text:span text:style-name="T4">domicilio</text:span><text:span text:style-name="T5"> </text:span><text:span text:style-name="T4">de</text:span><text:span text:style-name="T5"> </text:span><text:span text:style-name="T4">la</text:span><text:span text:style-name="T5"> </text:span><text:span text:style-name="T4">demandada</text:span><text:span text:style-name="T5"> </text:span><text:span text:style-name="T4">sito</text:span><text:span text:style-name="T5"> </text:span><text:span text:style-name="T4">en</text:span><text:span text:style-name="T5"> </text:span><text:span text:style-name="T4">calle</text:span><text:span text:style-name="T5"> </text:span><text:span text:style-name="T15">$calle_cliente</text:span><text:span text:style-name="T16"> </text:span><text:span text:style-name="T15">$numero_domicilio_cliente</text:span><text:span text:style-name="T5"> </text:span><text:span text:style-name="T15">$piso_domicilio_cliente</text:span><text:span text:style-name="T16"> </text:span><text:span text:style-name="T15">$depto_domicilio_cliente</text:span><text:span text:style-name="T16"> </text:span><text:span text:style-name="T15">$localidad_domicilio_cliente</text:span><text:span text:style-name="T4">,</text:span><text:span text:style-name="T5"> </text:span><text:span text:style-name="T4">Provincia</text:span><text:span text:style-name="T5"> </text:span><text:span text:style-name="T4">de</text:span><text:span text:style-name="T5"> </text:span><text:span text:style-name="T15">$textoLibre_1</text:span><text:span text:style-name="T4">,</text:span><text:span text:style-name="T5"> </text:span><text:span text:style-name="T4">solicitando</text:span><text:span text:style-name="T5"> </text:span><text:span text:style-name="T4">se</text:span><text:span text:style-name="T5"> </text:span><text:span text:style-name="T4">libre</text:span><text:span text:style-name="T5"> </text:span><text:span text:style-name="T4">mandamiento</text:span><text:span text:style-name="T5"> </text:span><text:span text:style-name="T4">con</text:span><text:span text:style-name="T5"> </text:span><text:span text:style-name="T4">habilitación</text:span><text:span text:style-name="T5"> </text:span><text:span text:style-name="T4">de</text:span><text:span text:style-name="T5"> </text:span><text:span text:style-name="T4">días</text:span><text:span text:style-name="T5"> </text:span><text:span text:style-name="T4">y</text:span><text:span text:style-name="T5"> </text:span><text:span text:style-name="T4">horas</text:span><text:span text:style-name="T5"> </text:span><text:span text:style-name="T4">inhábiles</text:span><text:span text:style-name="T5"> </text:span><text:span text:style-name="T4">y</text:span><text:span text:style-name="T5"> </text:span><text:span text:style-name="T4">bajo</text:span><text:span text:style-name="T5"> </text:span><text:span text:style-name="T4">responsabilidad</text:span><text:span text:style-name="T5"> </text:span><text:span text:style-name="T4">de</text:span><text:span text:style-name="T5"> </text:span><text:span text:style-name="T4">la</text:span><text:span text:style-name="T5"> </text:span><text:span text:style-name="T4">parte</text:span><text:span text:style-name="T5"> </text:span><text:span text:style-name="T4">actora</text:span><text:span text:style-name="T5"> </text:span><text:span text:style-name="T4">a</text:span><text:span text:style-name="T5"> </text:span><text:span text:style-name="T4">los</text:span><text:span text:style-name="T5"> </text:span><text:span text:style-name="T4">mismos</text:span><text:span text:style-name="T5"> </text:span><text:span text:style-name="T4">fines</text:span><text:span text:style-name="T5"> </text:span><text:span text:style-name="T4">que</text:span><text:span text:style-name="T5"> </text:span><text:span text:style-name="T4">el</text:span><text:span text:style-name="T5"> </text:span><text:span text:style-name="T4">anterior</text:span><text:span text:style-name="T5"> </text:span><text:span text:style-name="T4">al</text:span><text:span text:style-name="T5"> </text:span><text:span text:style-name="T4">nuevo</text:span><text:span text:style-name="T5"> </text:span><text:span text:style-name="T4">domicilio</text:span><text:span text:style-name="T5"> </text:span><text:span text:style-name="T4">denunciado.-</text:span></text:p>
      <text:p text:style-name="P13"/>
      <text:p text:style-name="P6">PROVEER<text:span text:style-name="T11"> </text:span>DE<text:span text:style-name="T11"> </text:span>CONFORMIDAD</text:p>
      <text:p text:style-name="P6">SERA<text:span text:style-name="T11"> </text:span>JUSTICIA</text:p>
      <text:p text:style-name="P7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justify" style:justify-single-word="false" fo:text-indent="2.221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001cm" fo:margin-bottom="1.6cm" fo:margin-left="4.6cm" fo:margin-right="1.1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05-09T20:56:00</meta:creation-date>
    <dc:creator>silvia</dc:creator>
    <dc:date>2012-05-09T20:56:00</dc:date>
    <meta:print-date>2012-03-05T20:02:00</meta:print-date>
    <meta:editing-cycles>2</meta:editing-cycles>
    <meta:editing-duration>PT1M</meta:editing-duration>
    <meta:document-statistic meta:table-count="0" meta:image-count="0" meta:object-count="0" meta:page-count="1" meta:paragraph-count="8" meta:word-count="132" meta:character-count="971" meta:non-whitespace-character-count="828"/>
    <meta:generator>LibreOffice/3.4$Linux LibreOffice_project/340m1$Build-402</meta:generator>
    <meta:user-defined meta:name="Información 1"/>
    <meta:user-defined meta:name="Información 2"/>
    <meta:user-defined meta:name="Información 3"/>
    <meta:user-defined meta:name="Información 4"/>
  </office:meta>
</office:document-meta>
</file>